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rt_alf_to_C_identified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sic Block main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office:string-value="preencheArray(v,b,c);&#10;" calcext:value-type="string">
            <text:p>preencheArray(v,b,c);</text:p>
            <text:p/>
          </table:table-cell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office:string-value="qurt();&#10;" calcext:value-type="string">
            <text:p>qurt();</text:p>
            <text:p/>
          </table:table-cell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  return 0;</text:p>
            <text:p/>
          </table:table-cell>
        </table:table-row>
        <table:table-row table:style-name="ro1">
          <table:table-cell office:value-type="string" calcext:value-type="string">
            <text:p>Basic Block preencheArray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office:string-value="a[0] =  (double)v;&#10;" calcext:value-type="string">
            <text:p>a[0] =  (double)v;</text:p>
            <text:p/>
          </table:table-cell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office:string-value="a[1] =  (double)b;&#10;" calcext:value-type="string">
            <text:p>a[1] =  (double)b;</text:p>
            <text:p/>
          </table:table-cell>
        </table:table-row>
        <table:table-row table:style-name="ro2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a[2] =  (double)c;&#10;" calcext:value-type="string">
            <text:p>a[2] =  (double)c;</text:p>
            <text:p/>
          </table:table-cell>
        </table:table-row>
        <table:table-row table:style-name="ro2">
          <table:table-cell office:value-type="string" calcext:value-type="string">
            <text:p>bb0::9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}</text:p>
            <text:p/>
          </table:table-cell>
        </table:table-row>
        <table:table-row table:style-name="ro1">
          <table:table-cell office:value-type="string" calcext:value-type="string">
            <text:p>Basic Block qurt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if(a[0] == 0.0) return(999);&#10;" calcext:value-type="string">
            <text:p>if(a[0] == 0.0) return(999);</text:p>
            <text:p/>
          </table:table-cell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if(a[0] == 0.0) return(999);&#10;" calcext:value-type="string">
            <text:p>if(a[0] == 0.0) return(999);</text:p>
            <text:p/>
          </table:table-cell>
        </table:table-row>
        <table:table-row table:style-name="ro1">
          <table:table-cell office:value-type="string" calcext:value-type="string">
            <text:p>Basic Block qurt bb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if(a[0] == 0.0) return(999);&#10;" calcext:value-type="string">
            <text:p>if(a[0] == 0.0) return(999);</text:p>
            <text:p/>
          </table:table-cell>
        </table:table-row>
        <table:table-row table:style-name="ro2">
          <table:table-cell office:value-type="string" calcext:value-type="string">
            <text:p>bb2::0:::1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if(a[0] == 0.0) return(999);&#10;" calcext:value-type="string">
            <text:p>if(a[0] == 0.0) return(999);</text:p>
            <text:p/>
          </table:table-cell>
        </table:table-row>
        <table:table-row table:style-name="ro1">
          <table:table-cell office:value-type="string" calcext:value-type="string">
            <text:p>Basic Block qurt bb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d = a[1]*a[1] - 4 * a[0] * a[2];&#10;" calcext:value-type="string">
            <text:p>d = a[1]*a[1] - 4 * a[0] * a[2];</text:p>
            <text:p/>
          </table:table-cell>
        </table:table-row>
        <table:table-row table:style-name="ro2">
          <table:table-cell office:value-type="string" calcext:value-type="string">
            <text:p>bb3::10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office:string-value="w2 = qurt_sqrt(qurt_fabs(d));&#10;" calcext:value-type="string">
            <text:p>w2 = qurt_sqrt(qurt_fabs(d));</text:p>
            <text:p/>
          </table:table-cell>
        </table:table-row>
        <table:table-row table:style-name="ro2">
          <table:table-cell office:value-type="string" calcext:value-type="string">
            <text:p>bb3::11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office:string-value="w2 = qurt_sqrt(qurt_fabs(d));&#10;" calcext:value-type="string">
            <text:p>w2 = qurt_sqrt(qurt_fabs(d));</text:p>
            <text:p/>
          </table:table-cell>
        </table:table-row>
        <table:table-row table:style-name="ro2">
          <table:table-cell office:value-type="string" calcext:value-type="string">
            <text:p>bb3::14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if(d &gt; 0.0)&#10;" calcext:value-type="string">
            <text:p>if(d &gt; 0.0)</text:p>
            <text:p/>
          </table:table-cell>
        </table:table-row>
        <table:table-row table:style-name="ro2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d = a[1]*a[1] - 4 * a[0] * a[2];&#10;" calcext:value-type="string">
            <text:p>d = a[1]*a[1] - 4 * a[0] * a[2];</text:p>
            <text:p/>
          </table:table-cell>
        </table:table-row>
        <table:table-row table:style-name="ro2">
          <table:table-cell office:value-type="string" calcext:value-type="string">
            <text:p>bb3::4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d = a[1]*a[1] - 4 * a[0] * a[2];&#10;" calcext:value-type="string">
            <text:p>d = a[1]*a[1] - 4 * a[0] * a[2];</text:p>
            <text:p/>
          </table:table-cell>
        </table:table-row>
        <table:table-row table:style-name="ro2">
          <table:table-cell office:value-type="string" calcext:value-type="string">
            <text:p>bb3::6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d = a[1]*a[1] - 4 * a[0] * a[2];&#10;" calcext:value-type="string">
            <text:p>d = a[1]*a[1] - 4 * a[0] * a[2];</text:p>
            <text:p/>
          </table:table-cell>
        </table:table-row>
        <table:table-row table:style-name="ro2">
          <table:table-cell office:value-type="string" calcext:value-type="string">
            <text:p>bb3::8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office:string-value="w1 = 2.0 * a[0];&#10;" calcext:value-type="string">
            <text:p>w1 = 2.0 * a[0];</text:p>
            <text:p/>
          </table:table-cell>
        </table:table-row>
        <table:table-row table:style-name="ro1">
          <table:table-cell office:value-type="string" calcext:value-type="string">
            <text:p>Basic Block qurt bb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 flag = 1;&#10;" calcext:value-type="string">
            <text:p> flag = 1;</text:p>
            <text:p/>
          </table:table-cell>
        </table:table-row>
        <table:table-row table:style-name="ro2">
          <table:table-cell office:value-type="string" calcext:value-type="string">
            <text:p>bb15::1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office:string-value=" x1[0] = (-a[1] + w2) / w1;&#10;" calcext:value-type="string">
            <text:p> x1[0] = (-a[1] + w2) / w1;</text:p>
            <text:p/>
          </table:table-cell>
        </table:table-row>
        <table:table-row table:style-name="ro2">
          <table:table-cell office:value-type="string" calcext:value-type="string">
            <text:p>bb15::10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office:string-value=" x2[0] = (-a[1] - w2) / w1;&#10;" calcext:value-type="string">
            <text:p> x2[0] = (-a[1] - w2) / w1;</text:p>
            <text:p/>
          </table:table-cell>
        </table:table-row>
        <table:table-row table:style-name="ro2">
          <table:table-cell office:value-type="string" calcext:value-type="string">
            <text:p>bb15::11</text:p>
          </table:table-cell>
          <table:table-cell office:value-type="string" calcext:value-type="string">
            <text:p>Line</text:p>
          </table:table-cell>
          <table:table-cell office:value-type="float" office:value="80" calcext:value-type="float">
            <text:p>80</text:p>
          </table:table-cell>
          <table:table-cell office:value-type="string" office:string-value=" x2[1] = 0.0;&#10;" calcext:value-type="string">
            <text:p> x2[1] = 0.0;</text:p>
            <text:p/>
          </table:table-cell>
        </table:table-row>
        <table:table-row table:style-name="ro2">
          <table:table-cell office:value-type="string" calcext:value-type="string">
            <text:p>bb15::1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office:string-value=" return(0);&#10;" calcext:value-type="string">
            <text:p> return(0);</text:p>
            <text:p/>
          </table:table-cell>
        </table:table-row>
        <table:table-row table:style-name="ro2">
          <table:table-cell office:value-type="string" calcext:value-type="string">
            <text:p>bb15::12:::1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office:string-value=" return(0);&#10;" calcext:value-type="string">
            <text:p> return(0);</text:p>
            <text:p/>
          </table:table-cell>
        </table:table-row>
        <table:table-row table:style-name="ro2">
          <table:table-cell office:value-type="string" calcext:value-type="string">
            <text:p>bb15::4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office:string-value=" x1[0] = (-a[1] + w2) / w1;&#10;" calcext:value-type="string">
            <text:p> x1[0] = (-a[1] + w2) / w1;</text:p>
            <text:p/>
          </table:table-cell>
        </table:table-row>
        <table:table-row table:style-name="ro2">
          <table:table-cell office:value-type="string" calcext:value-type="string">
            <text:p>bb15::5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office:string-value=" x1[1] = 0.0;&#10;" calcext:value-type="string">
            <text:p> x1[1] = 0.0;</text:p>
            <text:p/>
          </table:table-cell>
        </table:table-row>
        <table:table-row table:style-name="ro2">
          <table:table-cell office:value-type="string" calcext:value-type="string">
            <text:p>bb15::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office:string-value=" x2[0] = (-a[1] - w2) / w1;&#10;" calcext:value-type="string">
            <text:p> x2[0] = (-a[1] - w2) / w1;</text:p>
            <text:p/>
          </table:table-cell>
        </table:table-row>
        <table:table-row table:style-name="ro1">
          <table:table-cell office:value-type="string" calcext:value-type="string">
            <text:p>Basic Block qurt bb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3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else if(d == 0.0)&#10;" calcext:value-type="string">
            <text:p>else if(d == 0.0)</text:p>
            <text:p/>
          </table:table-cell>
        </table:table-row>
        <table:table-row table:style-name="ro1">
          <table:table-cell office:value-type="string" calcext:value-type="string">
            <text:p>Basic Block qurt bb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 flag = 0;&#10;" calcext:value-type="string">
            <text:p> flag = 0;</text:p>
            <text:p/>
          </table:table-cell>
        </table:table-row>
        <table:table-row table:style-name="ro2">
          <table:table-cell office:value-type="string" calcext:value-type="string">
            <text:p>bb25::1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office:string-value=" x1[0] = -a[1] / w1;&#10;" calcext:value-type="string">
            <text:p> x1[0] = -a[1] / w1;</text:p>
            <text:p/>
          </table:table-cell>
        </table:table-row>
        <table:table-row table:style-name="ro2">
          <table:table-cell office:value-type="string" calcext:value-type="string">
            <text:p>bb25::4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office:string-value=" x1[0] = -a[1] / w1;&#10;" calcext:value-type="string">
            <text:p> x1[0] = -a[1] / w1;</text:p>
            <text:p/>
          </table:table-cell>
        </table:table-row>
        <table:table-row table:style-name="ro2">
          <table:table-cell office:value-type="string" calcext:value-type="string">
            <text:p>bb25::5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office:string-value=" x1[1] = 0.0;&#10;" calcext:value-type="string">
            <text:p> x1[1] = 0.0;</text:p>
            <text:p/>
          </table:table-cell>
        </table:table-row>
        <table:table-row table:style-name="ro2">
          <table:table-cell office:value-type="string" calcext:value-type="string">
            <text:p>bb25::6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office:string-value=" x2[0] = x1[0];&#10;" calcext:value-type="string">
            <text:p> x2[0] = x1[0];</text:p>
            <text:p/>
          </table:table-cell>
        </table:table-row>
        <table:table-row table:style-name="ro2">
          <table:table-cell office:value-type="string" calcext:value-type="string">
            <text:p>bb25::7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office:string-value=" x2[0] = x1[0];&#10;" calcext:value-type="string">
            <text:p> x2[0] = x1[0];</text:p>
            <text:p/>
          </table:table-cell>
        </table:table-row>
        <table:table-row table:style-name="ro2">
          <table:table-cell office:value-type="string" calcext:value-type="string">
            <text:p>bb25::8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office:string-value=" x2[1] = 0.0;&#10;" calcext:value-type="string">
            <text:p> x2[1] = 0.0;</text:p>
            <text:p/>
          </table:table-cell>
        </table:table-row>
        <table:table-row table:style-name="ro2">
          <table:table-cell office:value-type="string" calcext:value-type="string">
            <text:p>bb25::9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office:string-value=" return(0);&#10;" calcext:value-type="string">
            <text:p> return(0);</text:p>
            <text:p/>
          </table:table-cell>
        </table:table-row>
        <table:table-row table:style-name="ro2">
          <table:table-cell office:value-type="string" calcext:value-type="string">
            <text:p>bb25::9:::1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office:string-value=" return(0);&#10;" calcext:value-type="string">
            <text:p> return(0);</text:p>
            <text:p/>
          </table:table-cell>
        </table:table-row>
        <table:table-row table:style-name="ro1">
          <table:table-cell office:value-type="string" calcext:value-type="string">
            <text:p>Basic Block qurt bb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office:string-value=" flag = -1;&#10;" calcext:value-type="string">
            <text:p> flag = -1;</text:p>
            <text:p/>
          </table:table-cell>
        </table:table-row>
        <table:table-row table:style-name="ro2">
          <table:table-cell office:value-type="string" calcext:value-type="string">
            <text:p>bb30::1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office:string-value=" w2 /= w1;&#10;" calcext:value-type="string">
            <text:p> w2 /= w1;</text:p>
            <text:p/>
          </table:table-cell>
        </table:table-row>
        <table:table-row table:style-name="ro2">
          <table:table-cell office:value-type="string" calcext:value-type="string">
            <text:p>bb30::11</text:p>
          </table:table-cell>
          <table:table-cell office:value-type="string" calcext:value-type="string">
            <text:p>Line</text:p>
          </table:table-cell>
          <table:table-cell office:value-type="float" office:value="99" calcext:value-type="float">
            <text:p>99</text:p>
          </table:table-cell>
          <table:table-cell office:value-type="string" office:string-value=" x2[1] = -w2;&#10;" calcext:value-type="string">
            <text:p> x2[1] = -w2;</text:p>
            <text:p/>
          </table:table-cell>
        </table:table-row>
        <table:table-row table:style-name="ro2">
          <table:table-cell office:value-type="string" calcext:value-type="string">
            <text:p>bb30::12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office:string-value=" return(0);&#10;" calcext:value-type="string">
            <text:p> return(0);</text:p>
            <text:p/>
          </table:table-cell>
        </table:table-row>
        <table:table-row table:style-name="ro2">
          <table:table-cell office:value-type="string" calcext:value-type="string">
            <text:p>bb30::3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office:string-value=" x1[0] = -a[1] / w1;&#10;" calcext:value-type="string">
            <text:p> x1[0] = -a[1] / w1;</text:p>
            <text:p/>
          </table:table-cell>
        </table:table-row>
        <table:table-row table:style-name="ro2">
          <table:table-cell office:value-type="string" calcext:value-type="string">
            <text:p>bb30::6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office:string-value=" x1[0] = -a[1] / w1;&#10;" calcext:value-type="string">
            <text:p> x1[0] = -a[1] / w1;</text:p>
            <text:p/>
          </table:table-cell>
        </table:table-row>
        <table:table-row table:style-name="ro2">
          <table:table-cell office:value-type="string" calcext:value-type="string">
            <text:p>bb30::7</text:p>
          </table:table-cell>
          <table:table-cell office:value-type="string" calcext:value-type="string">
            <text:p>Line</text:p>
          </table:table-cell>
          <table:table-cell office:value-type="float" office:value="97" calcext:value-type="float">
            <text:p>97</text:p>
          </table:table-cell>
          <table:table-cell office:value-type="string" office:string-value=" x1[1] = w2;&#10;" calcext:value-type="string">
            <text:p> x1[1] = w2;</text:p>
            <text:p/>
          </table:table-cell>
        </table:table-row>
        <table:table-row table:style-name="ro2">
          <table:table-cell office:value-type="string" calcext:value-type="string">
            <text:p>bb30::8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office:string-value=" x2[0] = x1[0];&#10;" calcext:value-type="string">
            <text:p> x2[0] = x1[0];</text:p>
            <text:p/>
          </table:table-cell>
        </table:table-row>
        <table:table-row table:style-name="ro2">
          <table:table-cell office:value-type="string" calcext:value-type="string">
            <text:p>bb30::9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office:string-value=" x2[0] = x1[0];&#10;" calcext:value-type="string">
            <text:p> x2[0] = x1[0];</text:p>
            <text:p/>
          </table:table-cell>
        </table:table-row>
        <table:table-row table:style-name="ro1">
          <table:table-cell office:value-type="string" calcext:value-type="string">
            <text:p>Basic Block qurt bb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37</text:p>
          </table:table-cell>
          <table:table-cell office:value-type="string" calcext:value-type="string">
            <text:p>Lin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}</text:p>
            <text:p/>
          </table:table-cell>
        </table:table-row>
        <table:table-row table:style-name="ro1">
          <table:table-cell office:value-type="string" calcext:value-type="string">
            <text:p>Basic Block qurt_fabs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if (n &gt;= 0) f = n;</text:p>
            <text:p/>
          </table:table-cell>
        </table:table-row>
        <table:table-row table:style-name="ro1">
          <table:table-cell office:value-type="string" calcext:value-type="string">
            <text:p>Basic Block qurt_fabs bb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if (n &gt;= 0) f = n;</text:p>
            <text:p/>
          </table:table-cell>
        </table:table-row>
        <table:table-row table:style-name="ro2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if (n &gt;= 0) f = n;</text:p>
            <text:p/>
          </table:table-cell>
        </table:table-row>
        <table:table-row table:style-name="ro1">
          <table:table-cell office:value-type="string" calcext:value-type="string">
            <text:p>Basic Block qurt_fabs bb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  else f = -n;</text:p>
            <text:p/>
          </table:table-cell>
        </table:table-row>
        <table:table-row table:style-name="ro1">
          <table:table-cell office:value-type="string" calcext:value-type="string">
            <text:p>Basic Block qurt_fabs bb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return f;</text:p>
            <text:p/>
          </table:table-cell>
        </table:table-row>
        <table:table-row table:style-name="ro1">
          <table:table-cell office:value-type="string" calcext:value-type="string">
            <text:p>Basic Block qurt_sqrt bb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</table:table-row>
        <table:table-row table:style-name="ro1">
          <table:table-cell office:value-type="string" calcext:value-type="string">
            <text:p>Basic Block qurt_sqrt bb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</table:table-row>
        <table:table-row table:style-name="ro2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</table:table-row>
        <table:table-row table:style-name="ro1">
          <table:table-cell office:value-type="string" calcext:value-type="string">
            <text:p>Basic Block qurt_sqrt bb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double x = val/10;</text:p>
            <text:p/>
          </table:table-cell>
        </table:table-row>
        <table:table-row table:style-name="ro2">
          <table:table-cell office:value-type="string" calcext:value-type="string">
            <text:p>bb2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1">
          <table:table-cell office:value-type="string" calcext:value-type="string">
            <text:p>Basic Block qurt_sqrt bb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1">
          <table:table-cell office:value-type="string" calcext:value-type="string">
            <text:p>Basic Block qurt_sqrt bb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!flag) {&#10;" calcext:value-type="string">
            <text:p>if (!flag) {</text:p>
            <text:p/>
          </table:table-cell>
        </table:table-row>
        <table:table-row table:style-name="ro2">
          <table:table-cell office:value-type="string" calcext:value-type="string">
            <text:p>bb6::1::qurt_sqrt::bb20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!flag) {&#10;" calcext:value-type="string">
            <text:p>if (!flag) {</text:p>
            <text:p/>
          </table:table-cell>
        </table:table-row>
        <table:table-row table:style-name="ro2">
          <table:table-cell office:value-type="string" calcext:value-type="string">
            <text:p>bb6::1::qurt_sqrt::bb20:::1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!flag) {&#10;" calcext:value-type="string">
            <text:p>if (!flag) {</text:p>
            <text:p/>
          </table:table-cell>
        </table:table-row>
        <table:table-row table:style-name="ro2">
          <table:table-cell office:value-type="string" calcext:value-type="string">
            <text:p>bb6::1::qurt_sqrt::bb20:::2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!flag) {&#10;" calcext:value-type="string">
            <text:p>if (!flag) {</text:p>
            <text:p/>
          </table:table-cell>
        </table:table-row>
        <table:table-row table:style-name="ro1">
          <table:table-cell office:value-type="string" calcext:value-type="string">
            <text:p>Basic Block qurt_sqrt bb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8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office:string-value="  x = x + dx;&#10;" calcext:value-type="string">
            <text:p>  x = x + dx;</text:p>
            <text:p/>
          </table:table-cell>
        </table:table-row>
        <table:table-row table:style-name="ro2">
          <table:table-cell office:value-type="string" calcext:value-type="string">
            <text:p>bb8::10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  if (qurt_fabs(diff) &lt;= min_tol) flag = 1;&#10;" calcext:value-type="string">
            <text:p>  if (qurt_fabs(diff) &lt;= min_tol) flag = 1;</text:p>
            <text:p/>
          </table:table-cell>
        </table:table-row>
        <table:table-row table:style-name="ro2">
          <table:table-cell office:value-type="string" calcext:value-type="string">
            <text:p>bb8::12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  if (qurt_fabs(diff) &lt;= min_tol) flag = 1;&#10;" calcext:value-type="string">
            <text:p>  if (qurt_fabs(diff) &lt;= min_tol) flag = 1;</text:p>
            <text:p/>
          </table:table-cell>
        </table:table-row>
        <table:table-row table:style-name="ro2">
          <table:table-cell office:value-type="string" calcext:value-type="string">
            <text:p>bb8::12::qurt_sqrt::bb19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  if (qurt_fabs(diff) &lt;= min_tol) flag = 1;&#10;" calcext:value-type="string">
            <text:p>  if (qurt_fabs(diff) &lt;= min_tol) flag = 1;</text:p>
            <text:p/>
          </table:table-cell>
        </table:table-row>
        <table:table-row table:style-name="ro2">
          <table:table-cell office:value-type="string" calcext:value-type="string">
            <text:p>bb8::12::qurt_sqrt::bb19:::1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  if (qurt_fabs(diff) &lt;= min_tol) flag = 1;&#10;" calcext:value-type="string">
            <text:p>  if (qurt_fabs(diff) &lt;= min_tol) flag = 1;</text:p>
            <text:p/>
          </table:table-cell>
        </table:table-row>
        <table:table-row table:style-name="ro1">
          <table:table-cell office:value-type="string" calcext:value-type="string">
            <text:p>Basic Block qurt_sqrt bb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8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  if (qurt_fabs(diff) &lt;= min_tol) flag = 1;&#10;" calcext:value-type="string">
            <text:p>  if (qurt_fabs(diff) &lt;= min_tol) flag = 1;</text:p>
            <text:p/>
          </table:table-cell>
        </table:table-row>
        <table:table-row table:style-name="ro1">
          <table:table-cell office:value-type="string" calcext:value-type="string">
            <text:p>Basic Block qurt_sqrt bb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office:string-value="}&#10;" calcext:value-type="string">
            <text:p>}</text:p>
            <text:p/>
          </table:table-cell>
        </table:table-row>
        <table:table-row table:style-name="ro2">
          <table:table-cell office:value-type="string" calcext:value-type="string">
            <text:p>bb19::1:::1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office:string-value="}&#10;" calcext:value-type="string">
            <text:p>}</text:p>
            <text:p/>
          </table:table-cell>
        </table:table-row>
        <table:table-row table:style-name="ro1">
          <table:table-cell office:value-type="string" calcext:value-type="string">
            <text:p>Basic Block qurt_sqrt bb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0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}</text:p>
            <text:p/>
          </table:table-cell>
        </table:table-row>
        <table:table-row table:style-name="ro1">
          <table:table-cell office:value-type="string" calcext:value-type="string">
            <text:p>Basic Block qurt_sqrt bb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1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1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1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2">
          <table:table-cell office:value-type="string" calcext:value-type="string">
            <text:p>bb21::2:::3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</table:table-row>
        <table:table-row table:style-name="ro1">
          <table:table-cell office:value-type="string" calcext:value-type="string">
            <text:p>Basic Block qurt_sqrt bb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x);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345" meta:object-count="0"/>
    <meta:generator>LibreOffice/7.3.1.3$Windows_X86_64 LibreOffice_project/a69ca51ded25f3eefd52d7bf9a5fad8c90b87951</meta:generator>
  </office:meta>
</office:document-meta>
</file>